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e01" officeooo:paragraph-rsid="001f3e01"/>
    </style:style>
    <style:style style:name="P2" style:family="paragraph" style:parent-style-name="Standard">
      <style:text-properties officeooo:rsid="001f654a" officeooo:paragraph-rsid="001f654a"/>
    </style:style>
    <style:style style:name="P3" style:family="paragraph" style:parent-style-name="Standard">
      <style:text-properties officeooo:rsid="001f68ae" officeooo:paragraph-rsid="001f68ae"/>
    </style:style>
    <style:style style:name="P4" style:family="paragraph" style:parent-style-name="Standard">
      <style:text-properties officeooo:rsid="002041f8" officeooo:paragraph-rsid="002041f8"/>
    </style:style>
    <style:style style:name="P5" style:family="paragraph" style:parent-style-name="Standard">
      <style:text-properties officeooo:rsid="002041f8" officeooo:paragraph-rsid="002095a3"/>
    </style:style>
    <style:style style:name="P6" style:family="paragraph" style:parent-style-name="Standard">
      <style:text-properties officeooo:rsid="002041f8" officeooo:paragraph-rsid="0023b9b4"/>
    </style:style>
    <style:style style:name="P7" style:family="paragraph" style:parent-style-name="Standard">
      <style:text-properties officeooo:rsid="002041f8" officeooo:paragraph-rsid="0025760b"/>
    </style:style>
    <style:style style:name="P8" style:family="paragraph" style:parent-style-name="Standard">
      <style:text-properties officeooo:rsid="002041f8" officeooo:paragraph-rsid="0026647c"/>
    </style:style>
    <style:style style:name="P9" style:family="paragraph" style:parent-style-name="Standard">
      <style:text-properties officeooo:rsid="002041f8" officeooo:paragraph-rsid="0029c848"/>
    </style:style>
    <style:style style:name="P10" style:family="paragraph" style:parent-style-name="Standard">
      <style:text-properties officeooo:rsid="002041f8" officeooo:paragraph-rsid="002e254d"/>
    </style:style>
    <style:style style:name="P11" style:family="paragraph" style:parent-style-name="Standard">
      <style:text-properties officeooo:rsid="0029c848" officeooo:paragraph-rsid="0029c848"/>
    </style:style>
    <style:style style:name="P12" style:family="paragraph" style:parent-style-name="Standard">
      <style:text-properties officeooo:rsid="002b6dd5" officeooo:paragraph-rsid="002b6dd5"/>
    </style:style>
    <style:style style:name="P13" style:family="paragraph" style:parent-style-name="Standard">
      <style:text-properties officeooo:rsid="002b6dd5" officeooo:paragraph-rsid="002e254d"/>
    </style:style>
    <style:style style:name="P14" style:family="paragraph" style:parent-style-name="Standard">
      <style:text-properties officeooo:rsid="002e254d" officeooo:paragraph-rsid="003046c5"/>
    </style:style>
    <style:style style:name="P15" style:family="paragraph" style:parent-style-name="Standard">
      <style:text-properties officeooo:rsid="002e254d" officeooo:paragraph-rsid="003015f8"/>
    </style:style>
    <style:style style:name="P16" style:family="paragraph" style:parent-style-name="Standard">
      <style:text-properties officeooo:rsid="0031635b" officeooo:paragraph-rsid="0031635b"/>
    </style:style>
    <style:style style:name="P17" style:family="paragraph" style:parent-style-name="Standard">
      <style:text-properties officeooo:rsid="00318c9b" officeooo:paragraph-rsid="00318c9b"/>
    </style:style>
    <style:style style:name="P18" style:family="paragraph" style:parent-style-name="Standard">
      <style:text-properties officeooo:rsid="002095a3" officeooo:paragraph-rsid="002248fc"/>
    </style:style>
    <style:style style:name="P19" style:family="paragraph" style:parent-style-name="Standard">
      <style:text-properties officeooo:rsid="002248fc" officeooo:paragraph-rsid="0023b9b4"/>
    </style:style>
    <style:style style:name="P20" style:family="paragraph" style:parent-style-name="Standard">
      <style:text-properties officeooo:rsid="0023b9b4" officeooo:paragraph-rsid="0023b9b4"/>
    </style:style>
    <style:style style:name="P21" style:family="paragraph" style:parent-style-name="Standard">
      <style:text-properties officeooo:rsid="0023b9b4" officeooo:paragraph-rsid="0024438c"/>
    </style:style>
    <style:style style:name="P22" style:family="paragraph" style:parent-style-name="Standard">
      <style:text-properties officeooo:rsid="0024438c" officeooo:paragraph-rsid="0025760b"/>
    </style:style>
    <style:style style:name="P23" style:family="paragraph" style:parent-style-name="Standard">
      <style:text-properties officeooo:rsid="0026647c" officeooo:paragraph-rsid="0026647c"/>
    </style:style>
    <style:style style:name="P24" style:family="paragraph" style:parent-style-name="Standard">
      <style:text-properties officeooo:rsid="0027e557" officeooo:paragraph-rsid="0027e557"/>
    </style:style>
    <style:style style:name="P25" style:family="paragraph" style:parent-style-name="Standard">
      <style:text-properties officeooo:rsid="0027e557" officeooo:paragraph-rsid="0029c848"/>
    </style:style>
    <style:style style:name="P26" style:family="paragraph" style:parent-style-name="Standard">
      <style:text-properties officeooo:rsid="003015f8" officeooo:paragraph-rsid="003015f8"/>
    </style:style>
    <style:style style:name="P27" style:family="paragraph" style:parent-style-name="Standard">
      <style:text-properties officeooo:rsid="003255d1" officeooo:paragraph-rsid="003255d1"/>
    </style:style>
    <style:style style:name="P28" style:family="paragraph" style:parent-style-name="Standard">
      <style:text-properties officeooo:rsid="003364b0" officeooo:paragraph-rsid="003364b0"/>
    </style:style>
    <style:style style:name="P29" style:family="paragraph" style:parent-style-name="Standard">
      <style:text-properties officeooo:rsid="00349453" officeooo:paragraph-rsid="00349453"/>
    </style:style>
    <style:style style:name="P30" style:family="paragraph" style:parent-style-name="Standard">
      <style:text-properties officeooo:rsid="00372242" officeooo:paragraph-rsid="00372242"/>
    </style:style>
    <style:style style:name="P31" style:family="paragraph" style:parent-style-name="Standard">
      <style:text-properties officeooo:rsid="00388190" officeooo:paragraph-rsid="00388190"/>
    </style:style>
    <style:style style:name="P32" style:family="paragraph" style:parent-style-name="Standard">
      <style:text-properties officeooo:rsid="00388190" officeooo:paragraph-rsid="003a2293"/>
    </style:style>
    <style:style style:name="P33" style:family="paragraph" style:parent-style-name="Standard">
      <style:text-properties officeooo:rsid="003c007b" officeooo:paragraph-rsid="003c007b"/>
    </style:style>
    <style:style style:name="P34" style:family="paragraph" style:parent-style-name="Standard">
      <style:text-properties officeooo:rsid="003c007b" officeooo:paragraph-rsid="003cd8f4"/>
    </style:style>
    <style:style style:name="P35" style:family="paragraph" style:parent-style-name="Standard">
      <style:text-properties officeooo:rsid="003cd8f4" officeooo:paragraph-rsid="003cd8f4"/>
    </style:style>
    <style:style style:name="P36" style:family="paragraph" style:parent-style-name="Standard">
      <style:text-properties officeooo:rsid="003ce0f6" officeooo:paragraph-rsid="003ce0f6"/>
    </style:style>
    <style:style style:name="P37" style:family="paragraph" style:parent-style-name="Standard">
      <style:text-properties officeooo:rsid="003fbe14" officeooo:paragraph-rsid="003fbe14"/>
    </style:style>
    <style:style style:name="P38" style:family="paragraph" style:parent-style-name="Standard">
      <style:text-properties officeooo:rsid="0043716f" officeooo:paragraph-rsid="0043716f"/>
    </style:style>
    <style:style style:name="P39" style:family="paragraph" style:parent-style-name="Standard">
      <style:text-properties officeooo:rsid="00443652" officeooo:paragraph-rsid="00443652"/>
    </style:style>
    <style:style style:name="P40" style:family="paragraph" style:parent-style-name="Standard">
      <style:text-properties officeooo:rsid="0044aa4f" officeooo:paragraph-rsid="0044aa4f"/>
    </style:style>
    <style:style style:name="P41" style:family="paragraph" style:parent-style-name="Standard">
      <style:text-properties officeooo:rsid="0047f3ce" officeooo:paragraph-rsid="0047f3ce"/>
    </style:style>
    <style:style style:name="P42" style:family="paragraph" style:parent-style-name="Standard">
      <style:text-properties officeooo:rsid="0048d75b" officeooo:paragraph-rsid="0048d75b"/>
    </style:style>
    <style:style style:name="P43" style:family="paragraph" style:parent-style-name="Standard">
      <style:text-properties officeooo:rsid="0049f8ec" officeooo:paragraph-rsid="0049f8ec"/>
    </style:style>
    <style:style style:name="P44" style:family="paragraph" style:parent-style-name="Standard">
      <style:text-properties officeooo:rsid="004bf226" officeooo:paragraph-rsid="004bf226"/>
    </style:style>
    <style:style style:name="P45" style:family="paragraph" style:parent-style-name="Standard">
      <style:text-properties officeooo:rsid="004db7ea" officeooo:paragraph-rsid="004db7ea"/>
    </style:style>
    <style:style style:name="P46" style:family="paragraph" style:parent-style-name="Standard">
      <style:text-properties officeooo:rsid="004fed92" officeooo:paragraph-rsid="004fed92"/>
    </style:style>
    <style:style style:name="P47" style:family="paragraph" style:parent-style-name="Standard">
      <style:text-properties officeooo:rsid="00508337" officeooo:paragraph-rsid="00508337"/>
    </style:style>
    <style:style style:name="P48" style:family="paragraph" style:parent-style-name="Standard">
      <style:text-properties officeooo:rsid="00525b27" officeooo:paragraph-rsid="00525b27"/>
    </style:style>
    <style:style style:name="P49" style:family="paragraph" style:parent-style-name="Standard">
      <style:text-properties officeooo:rsid="0052cb18" officeooo:paragraph-rsid="0052cb18"/>
    </style:style>
    <style:style style:name="P50" style:family="paragraph" style:parent-style-name="Standard">
      <style:text-properties officeooo:rsid="00543745" officeooo:paragraph-rsid="005457c0"/>
    </style:style>
    <style:style style:name="P51" style:family="paragraph" style:parent-style-name="Standard">
      <style:text-properties officeooo:rsid="00543745" officeooo:paragraph-rsid="0055326b"/>
    </style:style>
    <style:style style:name="P52" style:family="paragraph" style:parent-style-name="Standard">
      <style:text-properties officeooo:rsid="0056c4ca" officeooo:paragraph-rsid="0056c4ca"/>
    </style:style>
    <style:style style:name="P53" style:family="paragraph" style:parent-style-name="Standard">
      <style:text-properties officeooo:rsid="005886d4" officeooo:paragraph-rsid="005886d4"/>
    </style:style>
    <style:style style:name="P54" style:family="paragraph" style:parent-style-name="Standard">
      <style:text-properties officeooo:rsid="0059dc88" officeooo:paragraph-rsid="0059dc88"/>
    </style:style>
    <style:style style:name="P55" style:family="paragraph" style:parent-style-name="Standard">
      <style:text-properties officeooo:rsid="005457c0" officeooo:paragraph-rsid="0055326b"/>
    </style:style>
    <style:style style:name="P56" style:family="paragraph" style:parent-style-name="Standard">
      <style:text-properties officeooo:rsid="005d1461" officeooo:paragraph-rsid="005d1461"/>
    </style:style>
    <style:style style:name="P57" style:family="paragraph" style:parent-style-name="Standard">
      <style:text-properties officeooo:rsid="005ecdb3" officeooo:paragraph-rsid="005ecdb3"/>
    </style:style>
    <style:style style:name="P58" style:family="paragraph" style:parent-style-name="Standard">
      <style:text-properties officeooo:rsid="005fb38a" officeooo:paragraph-rsid="005fb38a"/>
    </style:style>
    <style:style style:name="P59" style:family="paragraph" style:parent-style-name="Standard">
      <style:text-properties officeooo:rsid="00606788" officeooo:paragraph-rsid="00606788"/>
    </style:style>
    <style:style style:name="P60" style:family="paragraph" style:parent-style-name="Standard">
      <style:text-properties fo:font-size="15pt" officeooo:rsid="005ecdb3" officeooo:paragraph-rsid="005ecdb3" style:font-size-asian="15pt" style:font-size-complex="15pt"/>
    </style:style>
    <style:style style:name="P61" style:family="paragraph" style:parent-style-name="Standard">
      <style:text-properties fo:font-size="15pt" officeooo:rsid="00606788" officeooo:paragraph-rsid="00606788" style:font-size-asian="15pt" style:font-size-complex="15pt"/>
    </style:style>
    <style:style style:name="P62" style:family="paragraph" style:parent-style-name="Standard">
      <style:text-properties officeooo:rsid="0060772f" officeooo:paragraph-rsid="0060772f"/>
    </style:style>
    <style:style style:name="P63" style:family="paragraph" style:parent-style-name="Standard">
      <style:text-properties officeooo:rsid="0061afae" officeooo:paragraph-rsid="0061afae"/>
    </style:style>
    <style:style style:name="P64" style:family="paragraph" style:parent-style-name="Standard">
      <style:text-properties officeooo:rsid="00627874" officeooo:paragraph-rsid="00627874"/>
    </style:style>
    <style:style style:name="P65" style:family="paragraph" style:parent-style-name="Standard">
      <style:text-properties officeooo:rsid="00635e57" officeooo:paragraph-rsid="00635e57"/>
    </style:style>
    <style:style style:name="P66" style:family="paragraph" style:parent-style-name="Standard">
      <style:text-properties officeooo:rsid="001f3e01" officeooo:paragraph-rsid="001f3e01"/>
    </style:style>
    <style:style style:name="P67" style:family="paragraph" style:parent-style-name="Standard">
      <style:text-properties officeooo:rsid="00635e57" officeooo:paragraph-rsid="00635e57"/>
    </style:style>
    <style:style style:name="P68" style:family="paragraph" style:parent-style-name="Standard">
      <style:text-properties officeooo:rsid="005ecdb3" officeooo:paragraph-rsid="005ecdb3"/>
    </style:style>
    <style:style style:name="P69" style:family="paragraph" style:parent-style-name="Standard">
      <style:text-properties officeooo:rsid="0065c4da" officeooo:paragraph-rsid="0065c4da"/>
    </style:style>
    <style:style style:name="P70" style:family="paragraph" style:parent-style-name="Standard">
      <style:text-properties officeooo:rsid="0065e833" officeooo:paragraph-rsid="0065e833"/>
    </style:style>
    <style:style style:name="P71" style:family="paragraph" style:parent-style-name="Standard">
      <style:text-properties officeooo:rsid="00675c4a" officeooo:paragraph-rsid="0068f442"/>
    </style:style>
    <style:style style:name="P72" style:family="paragraph" style:parent-style-name="Standard">
      <style:text-properties officeooo:rsid="00692070" officeooo:paragraph-rsid="00692070"/>
    </style:style>
    <style:style style:name="P73" style:family="paragraph" style:parent-style-name="Standard">
      <style:text-properties officeooo:rsid="00699bc6" officeooo:paragraph-rsid="00699bc6"/>
    </style:style>
    <style:style style:name="P74" style:family="paragraph" style:parent-style-name="Standard">
      <style:text-properties officeooo:rsid="006ac4cc" officeooo:paragraph-rsid="006ac4cc"/>
    </style:style>
    <style:style style:name="P75" style:family="paragraph" style:parent-style-name="Standard">
      <style:text-properties officeooo:rsid="006c6bed" officeooo:paragraph-rsid="006c6bed"/>
    </style:style>
    <style:style style:name="P76" style:family="paragraph" style:parent-style-name="Standard">
      <style:text-properties officeooo:rsid="006e3870" officeooo:paragraph-rsid="006e3870"/>
    </style:style>
    <style:style style:name="T1" style:family="text">
      <style:text-properties officeooo:rsid="001f68ae"/>
    </style:style>
    <style:style style:name="T2" style:family="text">
      <style:text-properties officeooo:rsid="003a2293"/>
    </style:style>
    <style:style style:name="T3" style:family="text">
      <style:text-properties officeooo:rsid="003dc59f"/>
    </style:style>
    <style:style style:name="T4" style:family="text">
      <style:text-properties officeooo:rsid="00417889"/>
    </style:style>
    <style:style style:name="T5" style:family="text">
      <style:text-properties officeooo:rsid="004ab36a"/>
    </style:style>
    <style:style style:name="T6" style:family="text">
      <style:text-properties officeooo:rsid="004f7a75"/>
    </style:style>
    <style:style style:name="T7" style:family="text">
      <style:text-properties officeooo:rsid="00508337"/>
    </style:style>
    <style:style style:name="T8" style:family="text">
      <style:text-properties officeooo:rsid="005457c0"/>
    </style:style>
    <style:style style:name="T9" style:family="text">
      <style:text-properties officeooo:rsid="0055326b"/>
    </style:style>
    <style:style style:name="T10" style:family="text">
      <style:text-properties officeooo:rsid="0059dc88"/>
    </style:style>
    <style:style style:name="T11" style:family="text">
      <style:text-properties officeooo:rsid="005f1b76"/>
    </style:style>
    <style:style style:name="T12" style:family="text">
      <style:text-properties officeooo:rsid="0060772f"/>
    </style:style>
    <style:style style:name="T13" style:family="text">
      <style:text-properties officeooo:rsid="0063a290"/>
    </style:style>
    <style:style style:name="T14" style:family="text">
      <style:text-properties officeooo:rsid="0068f4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enetration testing intro</text:p>
      <text:p text:style-name="P1"/>
      <text:p text:style-name="P1">fasi </text:p>
      <text:p text:style-name="P1">costo </text:p>
      <text:p text:style-name="P1">definizione perimetro – dispositivi analisi</text:p>
      <text:p text:style-name="P1">responsabilita legali – utilizzo dati personali penetraiton tester regole ingaggio permessi fisici</text:p>
      <text:p text:style-name="P2">tipo PT necessario <text:span text:style-name="T1">web o infrastrutturale</text:span></text:p>
      <text:p text:style-name="P2"/>
      <text:p text:style-name="P3">web application PT web app vettori di attacco relativi</text:p>
      <text:p text:style-name="P3">pt infrastrutturale <text:s/>test server dispositivi di rete e sicurezza </text:p>
      <text:p text:style-name="P3"/>
      <text:p text:style-name="P4">metodologie PT</text:p>
      <text:p text:style-name="P4"/>
      <text:p text:style-name="P4">white box: informazioni infrastruttura ottenute</text:p>
      <text:p text:style-name="P4">grey box: fornite alcune info ovvie scopo accorciamento information gatheringh </text:p>
      <text:p text:style-name="P5">black box: nessuna informazione disponibile </text:p>
      <text:p text:style-name="P5"/>
      <text:p text:style-name="P18">individuazione caratteristiche tecniche ip servizzi dispositivi in scope</text:p>
      <text:p text:style-name="P19">PT web domimio sotto-dominio risorse technologie utilizzate</text:p>
      <text:p text:style-name="P6"/>
      <text:p text:style-name="P20">raccolta informazioni </text:p>
      <text:p text:style-name="P21">attiva tool esempio richieste dns server e-mail reverse look up </text:p>
      <text:p text:style-name="P22">passiva recuperate disonibilita pubblica</text:p>
      <text:p text:style-name="P7"/>
      <text:p text:style-name="P23">fase scansione</text:p>
      <text:p text:style-name="P23">obbiettivo ottenimento informazioni </text:p>
      <text:p text:style-name="P23">host attivi </text:p>
      <text:p text:style-name="P23">servizi attivi </text:p>
      <text:p text:style-name="P23">porte aperte </text:p>
      <text:p text:style-name="P23">sistemi operativi</text:p>
      <text:p text:style-name="P8"/>
      <text:p text:style-name="P24">3 tipi scansione:</text:p>
      <text:p text:style-name="P24">tcp invasiva</text:p>
      <text:p text:style-name="P24">syn leggera</text:p>
      <text:p text:style-name="P25">udp solo porte protocollo</text:p>
      <text:p text:style-name="P9"/>
      <text:p text:style-name="P11">scansioni controllano stato porte tramite risposta</text:p>
      <text:p text:style-name="P11">aperta positiva</text:p>
      <text:p text:style-name="P11">chiusa negativa</text:p>
      <text:p text:style-name="P11">filtrata nessuna</text:p>
      <text:p text:style-name="P11"/>
      <text:p text:style-name="P12">tecniche individuazione </text:p>
      <text:p text:style-name="P12">servizzi banner grabbing</text:p>
      <text:p text:style-name="P13">os fingerprinting utilizzando differenza implementazione tcp/ip </text:p>
      <text:p text:style-name="P10"/>
      <text:p text:style-name="P16">iptable -L impostazione chain corrente </text:p>
      <text:p text:style-name="P17">-I modifica singola chain </text:p>
      <text:p text:style-name="P17">comandi ammessi action protocol port </text:p>
      <text:p text:style-name="P17"><text:soft-page-break/></text:p>
      <text:p text:style-name="P17"/>
      <text:p text:style-name="P14"/>
      <text:p text:style-name="P14"/>
      <text:p text:style-name="P14"/>
      <text:p text:style-name="P14"/>
      <text:p text:style-name="P14">firewal linux</text:p>
      <text:p text:style-name="P15">iptables regole contesto chain</text:p>
      <text:p text:style-name="P26">tipi di chain <text:s/></text:p>
      <text:p text:style-name="P26">input pkg entrata </text:p>
      <text:p text:style-name="P26">output pkg uscita</text:p>
      <text:p text:style-name="P26">forwarde pachetti in transito <text:s/></text:p>
      <text:p text:style-name="P26"/>
      <text:p text:style-name="P27">valutazione vulnerabilita </text:p>
      <text:p text:style-name="P28">manuale </text:p>
      <text:p text:style-name="P28">automatica</text:p>
      <text:p text:style-name="P27">costruzione lista vulnerabilita dispositivi scansionati</text:p>
      <text:p text:style-name="P27"/>
      <text:p text:style-name="P29">manulale solitamente falsi positivi </text:p>
      <text:p text:style-name="P29"/>
      <text:p text:style-name="P30">fase exploit</text:p>
      <text:p text:style-name="P33"/>
      <text:p text:style-name="P30">veriffica effettivo sfruttamento vulnerabilita </text:p>
      <text:p text:style-name="P31">stesura poc dettagliata </text:p>
      <text:p text:style-name="P32">configurazioni </text:p>
      <text:p text:style-name="P32">tecniche</text:p>
      <text:p text:style-name="P32"><text:span text:style-name="T2">pratica contestualmente rischi vulnerabilita impatti post exploit</text:span> </text:p>
      <text:p text:style-name="P32"/>
      <text:p text:style-name="P35">post exploitation</text:p>
      <text:p text:style-name="P35"/>
      <text:p text:style-name="P34">obbiettivo determinazione valore asset/accessi </text:p>
      <text:p text:style-name="P36">tool utili keylogger backdo<text:span text:style-name="T3">o</text:span>r</text:p>
      <text:p text:style-name="P36"/>
      <text:p text:style-name="P37">fase di report </text:p>
      <text:p text:style-name="P37">relazione al cliente </text:p>
      <text:p text:style-name="P37"/>
      <text:p text:style-name="P37">techniche </text:p>
      <text:p text:style-name="P37">vulnerabilita </text:p>
      <text:p text:style-name="P37">vettori attacco </text:p>
      <text:p text:style-name="P37">analisi rischio <text:span text:style-name="T4">scooring vulnerabilita</text:span></text:p>
      <text:p text:style-name="P37">azioni raccomandate con roadmap(passi in finestra temporale)</text:p>
      <text:p text:style-name="P37"/>
      <text:p text:style-name="P38">analisi del rischio </text:p>
      <text:p text:style-name="P38">rischio del sistema informatico </text:p>
      <text:p text:style-name="P38">priorita azioni rimedio </text:p>
      <text:p text:style-name="P38">basso </text:p>
      <text:p text:style-name="P38">alto </text:p>
      <text:p text:style-name="P38"/>
      <text:p text:style-name="P39">rischio residuo rischio iniziale – rischio post misure rimedio </text:p>
      <text:p text:style-name="P39"><text:soft-page-break/></text:p>
      <text:p text:style-name="P40">rischio residuo gestito attraverso scelte</text:p>
      <text:p text:style-name="P40">ripetere test – risorsa critica – rischio alto </text:p>
      <text:p text:style-name="P40">accettare il rischio – asset scarsi – basso </text:p>
      <text:p text:style-name="P40">eliminare asset </text:p>
      <text:p text:style-name="P40">trasferimento rischio a terzi</text:p>
      <text:p text:style-name="P40"/>
      <text:p text:style-name="P41">information gathering</text:p>
      <text:p text:style-name="P41"/>
      <text:p text:style-name="P41"/>
      <text:p text:style-name="P41">google hacking</text:p>
      <text:p text:style-name="P41"/>
      <text:p text:style-name="P41">operatori </text:p>
      <text:p text:style-name="P41">and or not </text:p>
      <text:p text:style-name="P41">frase inclusa apice </text:p>
      <text:p text:style-name="P41">operatore:testo </text:p>
      <text:p text:style-name="P41">composizione operatori </text:p>
      <text:p text:style-name="P41"/>
      <text:p text:style-name="P42">operatori avanzati </text:p>
      <text:p text:style-name="P42">intitile ricerca tag title </text:p>
      <text:p text:style-name="P42"/>
      <text:p text:style-name="P42">inurl ricerca url simili</text:p>
      <text:p text:style-name="P43">site ricerca dominio e sottodominio <text:span text:style-name="T5">perimetri esposizione web </text:span></text:p>
      <text:p text:style-name="P44">filetype</text:p>
      <text:p text:style-name="P45">link url relativo/<text:span text:style-name="T6">assoluto server-name</text:span></text:p>
      <text:p text:style-name="P45"/>
      <text:p text:style-name="P46">cache host/name <text:span text:style-name="T7">url recupero copie pagine mantenute</text:span></text:p>
      <text:p text:style-name="P47">visione post rimozione web</text:p>
      <text:p text:style-name="P47"/>
      <text:p text:style-name="P48">numrange cerca range numeri </text:p>
      <text:p text:style-name="P48"/>
      <text:p text:style-name="P49">phonebook varianti:</text:p>
      <text:p text:style-name="P49">rphonebook – privati e residenziali </text:p>
      <text:p text:style-name="P49">bphonebook – buisness</text:p>
      <text:p text:style-name="P50">directory listing <text:span text:style-name="T8">pagina web lista file system espone informazioni libere </text:span></text:p>
      <text:p text:style-name="P55">accesso senza permessi </text:p>
      <text:p text:style-name="P51"><text:span text:style-name="T9">directory traversal spostamento vertical orizzontale</text:span> </text:p>
      <text:p text:style-name="P51"/>
      <text:p text:style-name="P52">recupero informazioni generali dipartimenti numeri telefonici email social tutte info personali possibili </text:p>
      <text:p text:style-name="P52"/>
      <text:p text:style-name="P53">web crowler <text:span text:style-name="T10">ricerca sottodomini mappa di rete migliore</text:span></text:p>
      <text:p text:style-name="P53"/>
      <text:p text:style-name="P54"/>
      <text:p text:style-name="P54"/>
      <text:p text:style-name="P54"/>
      <text:p text:style-name="P54"/>
      <text:p text:style-name="P54">tools </text:p>
      <text:p text:style-name="P54">the harves email</text:p>
      <text:p text:style-name="P54">recon-ng mail databaes ecc.</text:p>
      <text:p text:style-name="P54"><text:soft-page-break/>Maltego osource inteligence/forensic</text:p>
      <text:p text:style-name="P54"/>
      <text:p text:style-name="P56">scansione </text:p>
      <text:p text:style-name="P56">enumerazione identificazione tipo dispositivi</text:p>
      <text:p text:style-name="P56">fping scan attivi range </text:p>
      <text:p text:style-name="P56">utilizza icmp echo request / echo reply </text:p>
      <text:p text:style-name="P57">informazioni hader </text:p>
      <text:p text:style-name="P57">tipo </text:p>
      <text:p text:style-name="P57">classe – spiegazione casistica </text:p>
      <text:p text:style-name="P57"/>
      <text:p text:style-name="P57">informazioni </text:p>
      <text:p text:style-name="P57">resolution name </text:p>
      <text:p text:style-name="P57">ttl </text:p>
      <text:p text:style-name="P57">dimensione/sequenza – <text:span text:style-name="T11">icmp_seq</text:span></text:p>
      <text:p text:style-name="P58">time - raggiungimento</text:p>
      <text:p text:style-name="P57"/>
      <text:p text:style-name="P57">nmap scansioni </text:p>
      <text:p text:style-name="P57"/>
      <text:p text:style-name="P57">entrambi accettano cidr </text:p>
      <text:p text:style-name="P57"/>
      <text:p text:style-name="P60"/>
      <text:p text:style-name="P61">scansione servizzi e enumerazione </text:p>
      <text:p text:style-name="P59"/>
      <text:p text:style-name="P59">obbiettivo – os fingerprinting</text:p>
      <text:p text:style-name="P59">tipo utilizzo dispositivo </text:p>
      <text:p text:style-name="P59">servizzi disponibili </text:p>
      <text:p text:style-name="P59">ruolo nella rete</text:p>
      <text:p text:style-name="P59"/>
      <text:p text:style-name="P59">identificazione diversita </text:p>
      <text:p text:style-name="P59">richieste </text:p>
      <text:p text:style-name="P59">risposte </text:p>
      <text:p text:style-name="P59"/>
      <text:p text:style-name="P59">esempio sfruttamento differenze <text:span text:style-name="T12">implementazione tcp/ip</text:span></text:p>
      <text:p text:style-name="P63">esempio differenze </text:p>
      <text:p text:style-name="P63">ttl </text:p>
      <text:p text:style-name="P63">sliding window </text:p>
      <text:p text:style-name="P62">margine errore determinato </text:p>
      <text:p text:style-name="P62">confronto firma propria os </text:p>
      <text:p text:style-name="P59"/>
      <text:p text:style-name="P64">nmap os fingerprinting funziona nonostate firewall</text:p>
      <text:p text:style-name="P64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>banner grabbing </text:p>
      <text:p text:style-name="P65">identificazione servizzi porte attive <text:span text:style-name="T13">attraverso software o demone</text:span></text:p>
      <text:p text:style-name="P65">informazioni </text:p>
      <text:p text:style-name="P65">nome</text:p>
      <text:p text:style-name="P65">versione </text:p>
      <text:p text:style-name="P57"/>
      <text:p text:style-name="P69">enumerazione e scansione os e servizzi </text:p>
      <text:p text:style-name="P69"/>
      <text:p text:style-name="P69">successivamente information gatheringh </text:p>
      <text:p text:style-name="P69"><text:s/></text:p>
      <text:p text:style-name="P69">nmap scraping engine runna script automattizanti task rete</text:p>
      <text:p text:style-name="P69"/>
      <text:p text:style-name="P70">port scanning invio pacchetti tcp udp compresione servizi/demoni</text:p>
      <text:p text:style-name="P70"/>
      <text:p text:style-name="P70">invio richieste particolari <text:s/></text:p>
      <text:p text:style-name="P71">analisi comprensione stato </text:p>
      <text:p text:style-name="P71"><text:span text:style-name="T14">esempio analisi 3 wayhandshacke</text:span> </text:p>
      <text:p text:style-name="P72">risposte </text:p>
      <text:p text:style-name="P72">syn/ack aperto</text:p>
      <text:p text:style-name="P72">rst/ack chiuso </text:p>
      <text:p text:style-name="P72"/>
      <text:p text:style-name="P73">tipi di scansione nmap </text:p>
      <text:p text:style-name="P73">syn default non invasiva </text:p>
      <text:p text:style-name="P73">tcp connect invasiva </text:p>
      <text:p text:style-name="P73">version discovery – tcp connect + banner risposta</text:p>
      <text:p text:style-name="P73">manca banner invio test ulteriori </text:p>
      <text:p text:style-name="P73"/>
      <text:p text:style-name="P74">bypassare prevensioni idn/ipn </text:p>
      <text:p text:style-name="P74">-T 6 livelli T0 T1 bypass intervallo lento pochissimo invasivo </text:p>
      <text:p text:style-name="P75">eliminazione multi-thread diminusice il rumore traffico</text:p>
      <text:p text:style-name="P76">configurazione porta sorgente comunqmente accett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0:27:03.639604739</meta:creation-date>
    <dc:date>2023-08-25T16:18:11.478557348</dc:date>
    <meta:editing-duration>P1DT10H36M32S</meta:editing-duration>
    <meta:editing-cycles>65</meta:editing-cycles>
    <meta:generator>LibreOffice/7.0.4.2$Linux_X86_64 LibreOffice_project/00$Build-2</meta:generator>
    <meta:document-statistic meta:table-count="0" meta:image-count="0" meta:object-count="0" meta:page-count="5" meta:paragraph-count="157" meta:word-count="569" meta:character-count="4605" meta:non-whitespace-character-count="4080"/>
  </office:meta>
</office:document-meta>
</file>